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f9986" officeooo:paragraph-rsid="000f9986"/>
    </style:style>
    <style:style style:name="P2" style:family="paragraph" style:parent-style-name="Standard">
      <style:paragraph-properties fo:text-align="end" style:justify-single-word="false"/>
      <style:text-properties officeooo:rsid="000f9986" officeooo:paragraph-rsid="000f9986"/>
    </style:style>
    <style:style style:name="P3" style:family="paragraph" style:parent-style-name="Standard">
      <style:text-properties officeooo:rsid="000f9986" officeooo:paragraph-rsid="00116420"/>
    </style:style>
    <style:style style:name="P4" style:family="paragraph" style:parent-style-name="Standard">
      <style:paragraph-properties fo:text-align="center" style:justify-single-word="false"/>
      <style:text-properties fo:color="#0066ff" style:font-name="ＭＳ Ｐゴシック" fo:font-size="20pt" style:text-underline-style="solid" style:text-underline-width="auto" style:text-underline-color="font-color" fo:font-weight="bold" officeooo:rsid="000f9986" officeooo:paragraph-rsid="000f9986" style:font-name-asian="ＭＳ Ｐゴシック" style:font-size-asian="20pt" style:font-weight-asian="bold" style:font-size-complex="20pt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justify" style:justify-single-word="false" fo:text-indent="0.37cm" style:auto-text-indent="false" style:page-number="auto" fo:background-color="transparent">
        <style:background-image/>
      </style:paragraph-properties>
      <style:text-properties officeooo:rsid="000f9986" officeooo:paragraph-rsid="000f9986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37cm" style:auto-text-indent="false" fo:background-color="transparent">
        <style:background-image/>
      </style:paragraph-properties>
      <style:text-properties officeooo:rsid="000f9986" officeooo:paragraph-rsid="000f9986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2pt" fo:font-weight="bold" officeooo:rsid="000f9986" officeooo:paragraph-rsid="000f9986" style:font-name-asian="ＭＳ Ｐゴシック" style:font-size-asian="12pt" style:font-weight-asian="bold" style:font-size-complex="12pt" style:font-weight-complex="bold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font-size="12pt" fo:font-weight="bold" officeooo:rsid="000f9986" officeooo:paragraph-rsid="00116420" style:font-name-asian="ＭＳ Ｐゴシック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f9986" officeooo:paragraph-rsid="000f9986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f9986" officeooo:paragraph-rsid="00116420"/>
    </style:style>
    <style:style style:name="P11" style:family="paragraph" style:parent-style-name="Standard">
      <style:paragraph-properties fo:margin-left="1.251cm" fo:margin-right="0cm" fo:text-indent="0cm" style:auto-text-indent="false">
        <style:tab-stops>
          <style:tab-stop style:position="1.746cm"/>
        </style:tab-stops>
      </style:paragraph-properties>
      <style:text-properties officeooo:rsid="000f9986" officeooo:paragraph-rsid="000f9986"/>
    </style:style>
    <style:style style:name="P12" style:family="paragraph" style:parent-style-name="Standard">
      <style:paragraph-properties fo:margin-left="1.251cm" fo:margin-right="0cm" fo:text-indent="0cm" style:auto-text-indent="false">
        <style:tab-stops>
          <style:tab-stop style:position="1.746cm"/>
        </style:tab-stops>
      </style:paragraph-properties>
      <style:text-properties officeooo:rsid="000f9986" officeooo:paragraph-rsid="00116420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padding="0.049cm" fo:border="0.06pt solid #000000" style:shadow="non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69d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0.5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creator>不明な作成者</dc:creator><dc:date>2014-11-04T20:08:15</dc:date><text:list text:style-name=""><text:list-item><text:p text:style-name="P13"><text:span text:style-name="T4">ページ設定余白</text:span></text:p></text:list-item><text:list-item><text:p text:style-name="P13"><text:span text:style-name="T4">上 </text:span><text:span text:style-name="T4">3.5cm </text:span><text:span text:style-name="T4">下 </text:span><text:span text:style-name="T4">3.0cm</text:span></text:p></text:list-item><text:list-item><text:p text:style-name="P13"><text:span text:style-name="T4">左右 </text:span><text:span text:style-name="T4">3.0cm</text:span></text:p></text:list-item></text:list></office:annotation>2016年4月4日<office:annotation><dc:creator>不明な作成者</dc:creator><dc:date>2014-11-04T20:08:43</dc:date><text:list text:continue-numbering="true" text:style-name=""><text:list-item><text:p text:style-name="P13"><text:span text:style-name="T4">右寄せ</text:span></text:p></text:list-item></text:list></office:annotation></text:p>
      <text:p text:style-name="P1"/>
      <text:p text:style-name="P4">LibreOffice（リブレオフィス）<text:line-break/>ワープロ講座（全2回）のご案内<office:annotation><dc:creator>不明な作成者</dc:creator><dc:date>2014-11-04T20:08:57</dc:date><text:list text:continue-numbering="true" text:style-name=""><text:list-item><text:p text:style-name="P13"><text:span text:style-name="T4">MS P</text:span><text:span text:style-name="T4">ゴシック </text:span><text:span text:style-name="T4">20pt</text:span></text:p></text:list-item><text:list-item><text:p text:style-name="P13"><text:span text:style-name="T4">太字 下線</text:span></text:p></text:list-item><text:list-item><text:p text:style-name="P13"><text:span text:style-name="T4">中央寄せ</text:span></text:p></text:list-item><text:list-item><text:p text:style-name="P13"><text:span text:style-name="T4">スカイブルー</text:span><text:span text:style-name="T4">3</text:span></text:p></text:list-item></text:list></office:annotation></text:p>
      <text:p text:style-name="P1"/>
      <text:p text:style-name="P5">LibreOffice（リブレオフィス）を初めて利用する方に向けて、LibreOfficeのワープロ「Writer」（ライター）を使ったオフィスソフトの使い方講座を開催します。本講座は2日間連続で行う講座で、案内文書作成を通してビジネス文書作成の基本とLibreOfficeの使い方、他のオフィスソフトとの違いを学びます。<office:annotation><dc:creator>不明な作成者</dc:creator><dc:date>2014-11-04T20:10:05</dc:date><text:list text:continue-numbering="true" text:style-name=""><text:list-item><text:p text:style-name="P13"><text:span text:style-name="T4">インデント最初の行 </text:span><text:span text:style-name="T4">1.0</text:span><text:span text:style-name="T4">文字</text:span></text:p></text:list-item><text:list-item><text:p text:style-name="P13"><text:span text:style-name="T4">両端揃え</text:span></text:p></text:list-item><text:list-item><text:p text:style-name="P13"><text:span text:style-name="T4">行間 </text:span><text:span text:style-name="T4">1.5</text:span><text:span text:style-name="T4">行</text:span></text:p></text:list-item></text:list></office:annotation></text:p>
      <text:p text:style-name="P6">受講を希望される方は、下記の申し込み先まで<text:span text:style-name="T1">名前と連絡先を添えて</text:span><text:span text:style-name="T1"><office:annotation><dc:creator>不明な作成者</dc:creator><dc:date>2014-11-04T20:11:35</dc:date><text:list text:continue-numbering="true" text:style-name=""><text:list-item><text:p text:style-name="P13"><text:span text:style-name="T4">囲み線</text:span></text:p></text:list-item></text:list></office:annotation></text:span>ご応募ください。なお、応募者多数の場合は抽選になることをあらかじめご了承ください。</text:p>
      <text:p text:style-name="P6">皆様のご応募お待ちしております。</text:p>
      <text:p text:style-name="P1"/>
      <text:p text:style-name="P7">講座概要<office:annotation><dc:creator>不明な作成者</dc:creator><dc:date>2014-11-04T20:12:09</dc:date><text:list text:continue-numbering="true" text:style-name=""><text:list-item><text:p text:style-name="P13"><text:span text:style-name="T4">MS P</text:span><text:span text:style-name="T4">ゴシック </text:span><text:span text:style-name="T4">12pt</text:span></text:p></text:list-item><text:list-item><text:p text:style-name="P13"><text:span text:style-name="T4">太字</text:span></text:p></text:list-item><text:list-item><text:p text:style-name="P13"><text:span text:style-name="T4">背景色 灰色</text:span><text:span text:style-name="T4">1</text:span></text:p></text:list-item></text:list></office:annotation></text:p>
      <text:p text:style-name="P11">開催日<text:span text:style-name="T3"><text:tab/></text:span>2016年5月26日（水）27日（木）</text:p>
      <text:p text:style-name="P11">時間<text:span text:style-name="T3"><text:tab/></text:span>19：00～21；00</text:p>
      <text:p text:style-name="P11">開催場所<text:span text:style-name="T3"><text:tab/></text:span>○○ビル9階　会議室7</text:p>
      <text:p text:style-name="P11">受講料<text:span text:style-name="T3"><text:tab/></text:span>無料</text:p>
      <text:p text:style-name="P11">定員<text:span text:style-name="T3"><text:tab/></text:span>15名（応募者多数の場合は抽選となります）<office:annotation><dc:creator>不明な作成者</dc:creator><dc:date>2014-11-04T20:12:48</dc:date><text:list text:continue-numbering="true" text:style-name=""><text:list-item><text:p text:style-name="P13"><text:span text:style-name="T4">インデント増やす</text:span></text:p></text:list-item><text:list-item><text:p text:style-name="P13"><text:span text:style-name="T4">タブ位置 </text:span><text:span text:style-name="T4">3cm</text:span></text:p></text:list-item></text:list></office:annotation></text:p>
      <text:p text:style-name="P1"/>
      <text:p text:style-name="P8">お申込みとお問い合わせ</text:p>
      <text:p text:style-name="P10">LiberOffice講座事務局（担当　田中）</text:p>
      <text:p text:style-name="P12">URL:<text:span text:style-name="T3"><text:tab/></text:span>http://libreoffice.example.com/kouza/</text:p>
      <text:p text:style-name="P12">Email:<text:span text:style-name="T3"><text:tab/></text:span>kouza@example.com<office:annotation><dc:creator>不明な作成者</dc:creator><dc:date>2014-11-04T20:21:22</dc:date><text:list text:continue-numbering="true" text:style-name=""><text:list-item><text:p text:style-name="P13"><text:span text:style-name="T4">インデント増やす</text:span></text:p></text:list-item><text:list-item><text:p text:style-name="P13"><text:span text:style-name="T4">タブ位置 </text:span><text:span text:style-name="T4">3cm</text:span></text:p></text:list-item></text:list></office:annotation></text:p>
      <text:p text:style-name="P3"/>
      <text:p text:style-name="P7">締め切り</text:p>
      <text:p text:style-name="P9">2016年<text:span text:style-name="T2">4月28日（木）</text:span><text:span text:style-name="T2"><office:annotation><dc:creator>不明な作成者</dc:creator><dc:date>2014-11-04T20:14:13</dc:date><text:list text:continue-numbering="true" text:style-name=""><text:list-item><text:p text:style-name="P13"><text:span text:style-name="T4">インデント増やす</text:span></text:p></text:list-item><text:list-item><text:p text:style-name="P13"><text:span text:style-name="T4">文字の背景 黄色</text:span><text:span text:style-name="T4">1</text:span></text:p></text:list-item></text:list></office:annotation></text:span></text:p>
      <text:p text:style-name="P1"/>
      <text:p text:style-name="P2">以上<office:annotation><dc:creator>不明な作成者</dc:creator><dc:date>2014-11-04T20:21:50</dc:date><text:list text:continue-numbering="true" text:style-name=""><text:list-item><text:p text:style-name="P13"><text:span text:style-name="T4">右寄せ</text:span></text:p></text:list-item></text:list></office:annotatio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0:23:09.390000000</meta:creation-date>
    <meta:editing-duration>P0D</meta:editing-duration>
    <meta:editing-cycles>1</meta:editing-cycles>
    <meta:generator>LibreOffice/4.3.2.2$Windows_x86 LibreOffice_project/edfb5295ba211bd31ad47d0bad0118690f76407d</meta:generator>
    <dc:title>sample1</dc:title>
    <meta:document-statistic meta:table-count="0" meta:image-count="0" meta:object-count="0" meta:page-count="1" meta:paragraph-count="18" meta:word-count="357" meta:character-count="500" meta:non-whitespace-character-count="490"/>
  </office:meta>
</office:document-meta>
</file>